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itlepage" style:family="table" style:master-page-name="First_20_Page">
      <style:table-properties style:width="170mm" style:page-number="auto" table:align="margins" style:may-break-between-rows="false"/>
    </style:style>
    <style:style style:name="Titlepage.A" style:family="table-column">
      <style:table-column-properties style:column-width="170mm" style:rel-column-width="65535*"/>
    </style:style>
    <style:style style:name="Titlepage.1" style:family="table-row">
      <style:table-row-properties style:min-row-height="19.3mm"/>
    </style:style>
    <style:style style:name="Titlepage.A1" style:family="table-cell">
      <style:table-cell-properties style:writing-mode="page"/>
    </style:style>
    <style:style style:name="Titlepage.2" style:family="table-row">
      <style:table-row-properties style:min-row-height="128.16mm"/>
    </style:style>
    <style:style style:name="Titlepage.3" style:family="table-row">
      <style:table-row-properties style:min-row-height="108.5mm"/>
    </style:style>
    <style:style style:name="Titlepage.A3" style:family="table-cell">
      <style:table-cell-properties style:vertical-align="bottom" style:writing-mode="page"/>
    </style:style>
    <style:style style:name="P1" style:family="paragraph" style:parent-style-name="Title">
      <style:text-properties officeooo:rsid="0010a1fe" officeooo:paragraph-rsid="0010a1fe"/>
    </style:style>
    <style:style style:name="P2" style:family="paragraph" style:parent-style-name="Text_20_body">
      <style:text-properties officeooo:paragraph-rsid="000d72d0"/>
    </style:style>
    <style:style style:name="P3" style:family="paragraph" style:parent-style-name="Text_20_body" style:list-style-name="L1">
      <style:text-properties officeooo:rsid="0012da5e" officeooo:paragraph-rsid="0012da5e"/>
    </style:style>
    <style:style style:name="P4" style:family="paragraph" style:parent-style-name="Text_20_body" style:list-style-name="L1">
      <style:text-properties fo:color="#000000" loext:opacity="100%" fo:language="zxx" fo:country="none" fo:font-style="normal" style:text-underline-style="none" fo:font-weight="normal" officeooo:rsid="00142046" officeooo:paragraph-rsid="00142046" fo:background-color="#f8f8f8"/>
    </style:style>
    <style:style style:name="P5" style:family="paragraph" style:parent-style-name="Text_20_body" style:list-style-name="L1">
      <style:text-properties fo:color="#000000" loext:opacity="100%" fo:language="zxx" fo:country="none" fo:font-style="normal" style:text-underline-style="none" fo:font-weight="normal" officeooo:rsid="00188ee0" officeooo:paragraph-rsid="00188ee0" fo:background-color="#f8f8f8"/>
    </style:style>
    <style:style style:name="T1" style:family="text">
      <style:text-properties officeooo:rsid="000ce0aa"/>
    </style:style>
    <style:style style:name="T2" style:family="text">
      <style:text-properties fo:color="#000000" loext:opacity="100%" fo:language="zxx" fo:country="none" fo:font-style="normal" style:text-underline-style="none" fo:font-weight="normal" fo:background-color="#f8f8f8" loext:char-shading-value="0"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3" style:family="text">
      <style:text-properties officeooo:rsid="0017047e"/>
    </style:style>
    <style:style style:name="T4" style:family="text">
      <style:text-properties officeooo:rsid="00179fc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itlepage" table:style-name="Titlepage">
        <table:table-column table:style-name="Titlepage.A"/>
        <table:table-row table:style-name="Titlepage.1">
          <table:table-cell table:style-name="Titlepage.A1" office:value-type="string">
            <text:p text:style-name="P1">Claes Fransson</text:p>
          </table:table-cell>
        </table:table-row>
        <table:table-row table:style-name="Titlepage.2">
          <table:table-cell table:style-name="Titlepage.A1" office:value-type="string">
            <text:p text:style-name="Table_20_Contents"/>
          </table:table-cell>
        </table:table-row>
        <table:table-row table:style-name="Titlepage.3">
          <table:table-cell table:style-name="Titlepage.A3" office:value-type="string">
            <text:p text:style-name="P2"><text:a xlink:type="simple" xlink:href="https://github.com/Claes1981/inlamningsuppgift_1" text:style-name="Internet_20_link" text:visited-style-name="Visited_20_Internet_20_Link"><text:span text:style-name="T1">https://github.com/Claes1981/inlamningsuppgift_1</text:span></text:a></text:p>
          </table:table-cell>
        </table:table-row>
      </table:table>
      <text:list text:style-name="L1">
        <text:list-item>
          <text:p text:style-name="P3"><text:soft-page-break/>Create the web application locally with<text:line-break/><text:span text:style-name="T2">dotnet new mvc -n inlamningsuppgift_1</text:span></text:p>
        </text:list-item>
        <text:list-item>
          <text:p text:style-name="P4">Create a "src" directory in the project directory, and move <text:span text:style-name="T3">everything into it</text:span><text:span text:style-name="T4">.</text:span></text:p>
        </text:list-item>
        <text:list-item>
          <text:p text:style-name="P5">Edit the /src/Views/Home/Index.cshtml file and add your name after "Welcome" in the heading tag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laes Fransson</meta:initial-creator>
    <meta:creation-date>2026-02-14T18:29:54.378599581</meta:creation-date>
    <dc:date>2026-02-15T13:45:21.027608950</dc:date>
    <dc:creator>Claes Fransson</dc:creator>
    <meta:editing-duration>PT1H21M16S</meta:editing-duration>
    <meta:editing-cycles>8</meta:editing-cycles>
    <meta:generator>LibreOffice/25.8.4.2$Linux_X86_64 LibreOffice_project/580$Build-2</meta:generator>
    <meta:document-statistic meta:table-count="1" meta:image-count="0" meta:object-count="0" meta:page-count="2" meta:paragraph-count="5" meta:word-count="44" meta:character-count="320" meta:non-whitespace-character-count="284"/>
  </office:meta>
</office:document-meta>
</file>